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subtitle" style:list-style-name="L2">
      <style:graphic-properties draw:fill-color="#ffffff"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Urquell is a functional programming language whose programs are expressed as a URL</text:p>
            <text:p text:style-name="P1"/>
            <text:p text:style-name="P1"><text:span text:style-name="T1">http://urquell-fn.appspot.com/lib/echo/hello/world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A function name is a URL</text:span></text:p>
            <text:p text:style-name="P1"><text:span text:style-name="T1"/></text:p>
            <text:p text:style-name="P1"><text:span text:style-name="T1">http://urquell-fn.appspot.com/lib/add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Uses pure functions</text:p>
            <text:p text:style-name="P1"/>
            <text:p text:style-name="P1">http://<text:span text:style-name="T1">urquell-fn.appspot</text:span>.com/lib/add/6/4</text:p>
            <text:p text:style-name="P1"/>
            <text:p text:style-name="P1">http://<text:span text:style-name="T1">urquell-fn.appspot</text:span>.com/lib/sub/6/4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Most functions can take any number of arguments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Functions are run by doing a HTTP GET against the URL</text:span></text:p>
            <text:p text:style-name="P1"><text:span text:style-name="T1"/></text:p>
            <text:p text:style-name="P1"><text:span text:style-name="T1">(You can just type into the browser)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Urquell is RESTful</text:span></text:p>
            <text:p text:style-name="P1"><text:span text:style-name="T1"/></text:p>
            <text:p text:style-name="P1"><text:span text:style-name="T1">Browsers get HTML</text:span></text:p>
            <text:p text:style-name="P1"><text:span text:style-name="T1">AJAX gets JSON or JSONP</text:span></text:p>
            <text:p text:style-name="P1"><text:span text:style-name="T1"/></text:p>
            <text:p text:style-name="P1"><text:span text:style-name="T1">http://urquell-fn.appspot.com/lib/add/1/2/3?__=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Urquell programs can call each other through their binding hashes</text:span></text:p>
            <text:p/>
            <text:p>http://urquell-fn.appspot.com/lib/add/1/2/3</text:p>
            <text:p/>
            <text:p>http://urquell-fn.app<text:span text:style-name="T1">spot.com/lib/add/*YvfDstKT/6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A lambda is an Urquell program that returns a </text:span>URL</text:p>
            <text:p/>
            <text:p>http://urquell-fn.appspot.com/lib/fn/urquell-fn.appspot.com/lib/add</text:p>
            <text:p/>
            <text:p>http://urquell-fn.appspot.com/lib/call/*2wuQZl_G/1/2/3</text:p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We can also have a closure</text:span></text:p>
            <text:p><text:span text:style-name="T1"/></text:p>
            <text:p><text:span text:style-name="T1">http://urquell-fn.appspot.com/lib/fn/urquell-fn.appspot.com/lib/add/1</text:span></text:p>
            <text:p><text:span text:style-name="T1"/></text:p>
            <text:p><text:span text:style-name="T1">http://urquell-fn.appspot.com/lib/call/*mqSckkgf/2/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9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 text:style-name="P4"><text:span text:style-name="T1">Actually Urquell is very simple. It's an RPC mechanism for running Python code that sits on Google's servers</text:span></text:p>
            <text:p text:style-name="P4"><text:span text:style-name="T1"/></text:p>
            <text:p text:style-name="P4"><text:span text:style-name="T1">http://urquell-fn.appspot.com/module_path/function/args?kwar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10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hree2-title">
      <style:graphic-properties draw:fill-color="#ffffff" draw:auto-grow-height="false" fo:min-height="3.507cm"/>
    </style:style>
    <style:style style:name="Mpr7" style:family="presentation" style:parent-style-name="vihree2-outline1">
      <style:graphic-properties draw:fill-color="#ffffff" draw:auto-grow-height="false" fo:min-height="13.86cm"/>
    </style:style>
    <style:style style:name="Mpr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6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cm" svg:x="9.625cm" svg:y="19.998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1.5cm" svg:height="1.448cm" svg:x="25.06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9-02T21:57:48</meta:creation-date>
    <dc:date>2009-11-13T13:31:01</dc:date>
    <dc:language>fi-FI</dc:language>
    <meta:editing-cycles>10</meta:editing-cycles>
    <meta:editing-duration>PT02H47M00S</meta:editing-duration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GB/presnt/Human.otp" meta:date="2008-09-02T21:57:26"/>
  </office:meta>
</office:document-meta>
</file>